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0d78" officeooo:paragraph-rsid="001c0d78"/>
    </style:style>
    <style:style style:name="P2" style:family="paragraph" style:parent-style-name="Standard">
      <style:paragraph-properties fo:text-align="center" style:justify-single-word="false"/>
      <style:text-properties officeooo:rsid="001c0d78" officeooo:paragraph-rsid="001c0d78"/>
    </style:style>
    <style:style style:name="P3" style:family="paragraph" style:parent-style-name="Standard">
      <style:paragraph-properties fo:text-align="start" style:justify-single-word="false"/>
      <style:text-properties officeooo:rsid="001cc686" officeooo:paragraph-rsid="001cc686"/>
    </style:style>
    <style:style style:name="P4" style:family="paragraph" style:parent-style-name="Standard">
      <style:paragraph-properties fo:text-align="justify" style:justify-single-word="false"/>
      <style:text-properties officeooo:rsid="001cc686" officeooo:paragraph-rsid="001cc686"/>
    </style:style>
    <style:style style:name="P5" style:family="paragraph" style:parent-style-name="Standard">
      <style:paragraph-properties fo:text-align="center" style:justify-single-word="false"/>
      <style:text-properties officeooo:rsid="001cc686" officeooo:paragraph-rsid="001cc6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n Heney</text:p>
      <text:p text:style-name="P1">Willem Shattuck</text:p>
      <text:p text:style-name="P2">REPORT 1</text:p>
      <text:p text:style-name="P5"/>
      <text:p text:style-name="P5">Proposal</text:p>
      <text:p text:style-name="P4">StockWatch will be a dynamic website that allows users to select securities by ticker value and build a dashboard to monitor performance. Users will be able to register with the site, create multiple WatchLists, and save them to their account for future access. WatchLists will simply be a list of securities. Users will be able to add or remove securities from a WatchList at any time. Users will be able to monitor a WatchList from a WatchBoard (dashboard). The WatchBoard will display current security value and history. The WatchBoard will also display some basic summary information of the portfolio (WatchList) overall. The WatchBoard will automatically update at set intervals. Users can also access a detail view for each security.</text:p>
      <text:p text:style-name="P4"/>
      <text:p text:style-name="P4">Data for StockWatch will come from the twelvedata.com API. As part of their free tier, StockWatch will be allowed 800 “API credits” per day and 8 “web socket credits.” An API request typically consumes 1 API credit per symbol, and we are limited to 8 requests per minute. This will suffice for demonstration purposes, but will be severely limiting in a production environment. As the cost of API access increases significantly with more volume, efficiency will be a primary concern when designing the system. Because web socket subscriptions are limited to eight and are one of the most expensive things to upgrade, StockWatch will focus on traditional API calls. Perhaps web socket functionality can be added later, but we can build a functional project without it. With the current restrictions, an API call can be made at most every 7.5 seconds (8 per minute). Additionally, we are limited to 800 calls per day. The New York Stock Exchange trades for 9 hours per day, so on average we can only make a call every 40.5 seconds during the trading day. Rather than dynamically monitor volume and risk severely slowing down the site at the end of the day, we will enforce this average call frequency. The StockWatch server will need to maintain a queue of tickers that require updating and send an update request every 40.5 seconds. As more stocks are watched and more users are active, the refresh rate will increase. As such, a “next refresh” time should be included in every stock view.</text:p>
      <text:p text:style-name="P4"/>
      <text:p text:style-name="P4">There is an opportunity to increase performance: both Ben and Willem have API keys for twelvedata.com. We can develop the server to manage and use multiple API accounts to double the frequency of API calls; however, twelvedata.com may have placed restrictions on requests from multiple accounts originating from the same IP address. This may not work, but it is worth a try.</text:p>
      <text:p text:style-name="P4"/>
      <text:p text:style-name="P5">Progress</text:p>
      <text:p text:style-name="P3">Ben:</text:p>
      <text:p text:style-name="P3"><text:tab/>Ben researched and selected an external API to provide securities data. He identified constraints and determined how the system design would work within them.</text:p>
      <text:p text:style-name="P3"><text:tab/>Ben also initiated a basic Django site to build off of.</text:p>
      <text:p text:style-name="P3"><text:tab/>Tasks for the next two weeks:</text:p>
      <text:p text:style-name="P3"><text:tab/><text:tab/>Implement the external API<text:tab/><text:tab/><text:tab/>4/8</text:p>
      <text:p text:style-name="P3"><text:tab/><text:tab/>Design and implement the StockWatch API<text:tab/>4/15</text:p>
      <text:p text:style-name="P3">Willem:</text:p>
      <text:p text:style-name="P3"><text:soft-page-break/><text:tab/>Willem sketched out the user interfaces and basic design of the website.</text:p>
      <text:p text:style-name="P3"><text:tab/>Tasks for the next two weeks:</text:p>
      <text:p text:style-name="P3"><text:tab/><text:tab/>Implement the base.html template<text:tab/><text:tab/><text:tab/><text:tab/>4/8</text:p>
      <text:p text:style-name="P3"><text:tab/><text:tab/>Complete front-end design of at least one model view<text:tab/>4/1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1T06:25:29.615661631</meta:creation-date>
    <dc:date>2024-04-01T07:27:14.641219505</dc:date>
    <meta:editing-duration>PT1H1M45S</meta:editing-duration>
    <meta:editing-cycles>2</meta:editing-cycles>
    <meta:generator>LibreOffice/7.6.4.1$Linux_X86_64 LibreOffice_project/e19e193f88cd6c0525a17fb7a176ed8e6a3e2aa1</meta:generator>
    <meta:document-statistic meta:table-count="0" meta:image-count="0" meta:object-count="0" meta:page-count="2" meta:paragraph-count="19" meta:word-count="532" meta:character-count="3187" meta:non-whitespace-character-count="2656"/>
  </office:meta>
</office:document-meta>
</file>